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nsolas" officeooo:rsid="00205415" officeooo:paragraph-rsid="00205415"/>
    </style:style>
    <style:style style:name="P2" style:family="paragraph" style:parent-style-name="Standard" style:list-style-name="L3">
      <style:text-properties style:font-name="Ubuntu" officeooo:paragraph-rsid="0033fe60"/>
    </style:style>
    <style:style style:name="P3" style:family="paragraph" style:parent-style-name="Standard" style:list-style-name="L3">
      <style:text-properties style:font-name="Ubuntu" officeooo:paragraph-rsid="003566d3"/>
    </style:style>
    <style:style style:name="P4" style:family="paragraph" style:parent-style-name="Standard" style:list-style-name="L3">
      <style:text-properties style:font-name="Ubuntu" officeooo:paragraph-rsid="0035c580"/>
    </style:style>
    <style:style style:name="P5" style:family="paragraph" style:parent-style-name="Standard" style:list-style-name="L3">
      <style:text-properties style:font-name="Ubuntu" officeooo:paragraph-rsid="0037e051"/>
    </style:style>
    <style:style style:name="P6" style:family="paragraph" style:parent-style-name="Standard">
      <style:text-properties style:font-name="Ubuntu" officeooo:rsid="0024ea4c" officeooo:paragraph-rsid="0024ea4c"/>
    </style:style>
    <style:style style:name="P7" style:family="paragraph" style:parent-style-name="Standard" style:list-style-name="L3">
      <style:text-properties style:font-name="Ubuntu" officeooo:rsid="0027ebf8" officeooo:paragraph-rsid="0029001e"/>
    </style:style>
    <style:style style:name="P8" style:family="paragraph" style:parent-style-name="Standard">
      <style:text-properties style:font-name="Ubuntu" officeooo:rsid="00205415" officeooo:paragraph-rsid="00205415"/>
    </style:style>
    <style:style style:name="P9" style:family="paragraph" style:parent-style-name="Standard">
      <style:text-properties style:font-name="Ubuntu" officeooo:rsid="00210b75" officeooo:paragraph-rsid="00210b75"/>
    </style:style>
    <style:style style:name="P10" style:family="paragraph" style:parent-style-name="Standard" style:list-style-name="L3">
      <style:text-properties style:font-name="Ubuntu" officeooo:rsid="002e26df" officeooo:paragraph-rsid="003addaf"/>
    </style:style>
    <style:style style:name="P11" style:family="paragraph" style:parent-style-name="Standard" style:list-style-name="L3">
      <style:text-properties style:font-name="Ubuntu" officeooo:rsid="003f2e61" officeooo:paragraph-rsid="003f2e61"/>
    </style:style>
    <style:style style:name="P12" style:family="paragraph" style:parent-style-name="Standard" style:list-style-name="L3">
      <style:text-properties style:font-name="Ubuntu" officeooo:rsid="00426b93" officeooo:paragraph-rsid="00426b93"/>
    </style:style>
    <style:style style:name="P13" style:family="paragraph" style:parent-style-name="Standard" style:list-style-name="L3">
      <style:text-properties style:font-name="Ubuntu" officeooo:rsid="00426b93" officeooo:paragraph-rsid="004d589f"/>
    </style:style>
    <style:style style:name="P14" style:family="paragraph" style:parent-style-name="Standard" style:list-style-name="L3">
      <style:text-properties style:font-name="Ubuntu" officeooo:rsid="00486c20" officeooo:paragraph-rsid="00486c20"/>
    </style:style>
    <style:style style:name="P15" style:family="paragraph" style:parent-style-name="Standard" style:list-style-name="L3">
      <style:text-properties style:font-name="Ubuntu" officeooo:rsid="005250c2" officeooo:paragraph-rsid="005250c2"/>
    </style:style>
    <style:style style:name="P16" style:family="paragraph" style:parent-style-name="Standard" style:list-style-name="L3">
      <style:text-properties style:font-name="Ubuntu" officeooo:rsid="00532fdf" officeooo:paragraph-rsid="00532fdf"/>
    </style:style>
    <style:style style:name="P17" style:family="paragraph" style:parent-style-name="Standard" style:list-style-name="L3">
      <style:text-properties style:font-name="Ubuntu" officeooo:rsid="00536e12" officeooo:paragraph-rsid="00536e12"/>
    </style:style>
    <style:style style:name="P18" style:family="paragraph" style:parent-style-name="Standard" style:list-style-name="L3">
      <style:text-properties style:font-name="Ubuntu" officeooo:rsid="0055191c" officeooo:paragraph-rsid="0055191c"/>
    </style:style>
    <style:style style:name="P19" style:family="paragraph" style:parent-style-name="Standard" style:list-style-name="L3">
      <style:text-properties style:font-name="Ubuntu" officeooo:rsid="005788ff" officeooo:paragraph-rsid="005788ff"/>
    </style:style>
    <style:style style:name="P20" style:family="paragraph" style:parent-style-name="Standard" style:list-style-name="L3">
      <style:text-properties style:font-name="Ubuntu" officeooo:rsid="005e15e4" officeooo:paragraph-rsid="005e15e4"/>
    </style:style>
    <style:style style:name="P21" style:family="paragraph" style:parent-style-name="Standard" style:list-style-name="L3">
      <style:text-properties style:font-name="Ubuntu" officeooo:rsid="00604427" officeooo:paragraph-rsid="00604427"/>
    </style:style>
    <style:style style:name="P22" style:family="paragraph" style:parent-style-name="Standard" style:list-style-name="L3">
      <style:text-properties style:font-name="Ubuntu" officeooo:rsid="00621c23" officeooo:paragraph-rsid="00621c23"/>
    </style:style>
    <style:style style:name="T1" style:family="text">
      <style:text-properties officeooo:rsid="0021da4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7ebf8"/>
    </style:style>
    <style:style style:name="T4" style:family="text">
      <style:text-properties officeooo:rsid="0029001e"/>
    </style:style>
    <style:style style:name="T5" style:family="text">
      <style:text-properties officeooo:rsid="002eb011"/>
    </style:style>
    <style:style style:name="T6" style:family="text">
      <style:text-properties officeooo:rsid="0035c580"/>
    </style:style>
    <style:style style:name="T7" style:family="text">
      <style:text-properties officeooo:rsid="00390afd"/>
    </style:style>
    <style:style style:name="T8" style:family="text">
      <style:text-properties officeooo:rsid="0043d5ca"/>
    </style:style>
    <style:style style:name="T9" style:family="text">
      <style:text-properties officeooo:rsid="004ad0fa"/>
    </style:style>
    <style:style style:name="T10" style:family="text">
      <style:text-properties officeooo:rsid="0056e990"/>
    </style:style>
    <style:style style:name="T11" style:family="text">
      <style:text-properties officeooo:rsid="0058504e"/>
    </style:style>
    <style:style style:name="T12" style:family="text">
      <style:text-properties officeooo:rsid="005c9c50"/>
    </style:style>
    <style:style style:name="T13" style:family="text">
      <style:text-properties officeooo:rsid="005f772a"/>
    </style:style>
    <style:style style:name="T14" style:family="text">
      <style:text-properties officeooo:rsid="0060bdca"/>
    </style:style>
    <style:style style:name="T15" style:family="text">
      <style:text-properties officeooo:rsid="0063aab2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eeting minutes, recorded by Zhou Kai</text:p>
      <text:p text:style-name="P1"/>
      <text:p text:style-name="P9"><text:span text:style-name="T2">Meeting @</text:span> Growth Venture Main Office, <text:span text:style-name="T1">2015-04-30 p.m.</text:span></text:p>
      <text:p text:style-name="P9"><text:span text:style-name="T2">Attended by</text:span>: Mr. Lam, Mr. Ngee Meng, Ngee Meng's boss, Soon, Zhou Kai, Gerry</text:p>
      <text:p text:style-name="P6"><text:span text:style-name="T2">Meeting minutes</text:span>:</text:p>
      <text:list xml:id="list7190924472369518997" text:style-name="L3">
        <text:list-item>
          <text:p text:style-name="P7">The Mobile Device Terminal <text:span text:style-name="T6">screen is only capable to contain:</text:span></text:p>
          <text:list>
            <text:list-item>
              <text:p text:style-name="P2"><text:span text:style-name="T3">20 characters each line</text:span></text:p>
            </text:list-item>
            <text:list-item>
              <text:p text:style-name="P2"><text:span text:style-name="T3">4 lines each page</text:span></text:p>
            </text:list-item>
            <text:list-item>
              <text:p text:style-name="P3"><text:span text:style-name="T3">4 pages in total </text:span></text:p>
              <text:p text:style-name="P3"><text:span text:style-name="T3">for each message. </text:span></text:p>
            </text:list-item>
          </text:list>
        </text:list-item>
        <text:list-item>
          <text:p text:style-name="P4"><text:span text:style-name="T4">That is: </text:span></text:p>
          <text:p text:style-name="P5"><text:span text:style-name="T6">the hardware only allows 4 * 20 * 4 = 320 characters for each message(including message head and body)</text:span></text:p>
        </text:list-item>
        <text:list-item>
          <text:p text:style-name="P10"><text:span text:style-name="T7">Further more:</text:span></text:p>
          <text:p text:style-name="P10"><text:span text:style-name="T5">the hardware system reserves 70 characters for message head plus other usage. Therefore, the message body is only allocated with 250 characters as the maximum length.</text:span></text:p>
        </text:list-item>
        <text:list-item>
          <text:p text:style-name="P11">Regarding to that 250 characters allocated to the message body:</text:p>
          <text:list>
            <text:list-item>
              <text:p text:style-name="P12">Any blanks or other invisible characters <text:span text:style-name="T9">intended to send to the driver </text:span>will be counted. <text:span text:style-name="T9">Such as “10 Ubi Crescent” will be counted as 15 characters.</text:span></text:p>
            </text:list-item>
            <text:list-item>
              <text:p text:style-name="P13">Any <text:span text:style-name="T8">blanks or other invisible characters caused by auto changing-line will NOT be counted. Such as:</text:span></text:p>
              <text:p text:style-name="P13"><text:span text:style-name="T8"><text:s/>“Lobby A, 10 Ubi_____</text:span></text:p>
              <text:p text:style-name="P13"><text:span text:style-name="T8"><text:s text:c="2"/>Crescent” will be counted as 23 characters only.</text:span></text:p>
            </text:list-item>
            <text:list-item>
              <text:p text:style-name="P14">Only the first 250 characters of the message body will be displayed to the driver, and the rest will be truncated.</text:p>
            </text:list-item>
          </text:list>
        </text:list-item>
        <text:list-item>
          <text:p text:style-name="P15">The DO number is not initially for container business, but we keep it here.</text:p>
        </text:list-item>
        <text:list-item>
          <text:p text:style-name="P16">Growth Venture is open to add more codes to the existing 01 ~ 07, but if we want to add more codes, the earlier we discuss with them the better.</text:p>
        </text:list-item>
        <text:list-item>
          <text:p text:style-name="P21">We proposed to add more codes, such as Driver Reject a job trip, or Traffic Jammed, and Growth Venture <text:span text:style-name="T14">proposed that we do such communication via “Free Messages”.</text:span></text:p>
        </text:list-item>
        <text:list-item>
          <text:p text:style-name="P22">Free messages are messages without JN and SN, but have PrimeMover number.</text:p>
        </text:list-item>
        <text:list-item>
          <text:p text:style-name="P17">For double mounting scenario:</text:p>
          <text:list>
            <text:list-item>
              <text:p text:style-name="P18">A Job Trip carries two containers, and the two containers may <text:span text:style-name="T11">be </text:span>from different jobs.</text:p>
            </text:list-item>
            <text:list-item>
              <text:p text:style-name="P18">Therefore, <text:span text:style-name="T10">two Trip Instructions with two sets of Job Number and Trip Sequence No will be sent to Growth Venture.</text:span></text:p>
            </text:list-item>
            <text:list-item>
              <text:p text:style-name="P19">And for the driver to update to the controller, two Trip Update messages will be sent, <text:span text:style-name="T12">each with its own JN, SN, Container Number and Seal Number.</text:span></text:p>
            </text:list-item>
          </text:list>
        </text:list-item>
        <text:list-item>
          <text:p text:style-name="P20">We proposed using ^ instead of ~ as the separator for multiple properties, <text:span text:style-name="T13">and Ngee Meng said their side will consider it, because other existing customers are using ~.</text:span></text:p>
        </text:list-item>
        <text:list-item>
          <text:p text:style-name="P20"><text:s/><text:span text:style-name="T15">We talked about adding planner_id field into message head, Growth Venture side suggested we do such logic on our side, or just don't filter messages by planner_id. We will clarify this issue with US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style:font-name="Consolas" fo:font-family="Consolas" style:font-family-generic="swiss" style:font-pitch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17:21:05.402039761</meta:creation-date>
    <dc:date>2015-04-30T17:58:08.303835812</dc:date>
    <meta:editing-duration>PT36M27S</meta:editing-duration>
    <meta:editing-cycles>71</meta:editing-cycles>
    <meta:generator>LibreOffice/4.4.2.2$Linux_x86 LibreOffice_project/40m0$Build-2</meta:generator>
    <meta:document-statistic meta:table-count="0" meta:image-count="0" meta:object-count="0" meta:page-count="1" meta:paragraph-count="29" meta:word-count="422" meta:character-count="2342" meta:non-whitespace-character-count="1962"/>
  </office:meta>
</office:document-meta>
</file>